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fe85" officeooo:paragraph-rsid="0011fe85"/>
    </style:style>
    <style:style style:name="P2" style:family="paragraph" style:parent-style-name="Standard">
      <style:text-properties officeooo:rsid="001365f1" officeooo:paragraph-rsid="001365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örter, die zuviele Treffer verursachen</text:p>
      <text:p text:style-name="P1"/>
      <text:p text:style-name="P1"/>
      <text:p text:style-name="P1">Ich brauche daraus folgende Wörter:</text:p>
      <text:p text:style-name="P1"/>
      <text:p text:style-name="P1">Clearance</text:p>
      <text:p text:style-name="P1">Dialyse</text:p>
      <text:p text:style-name="P1">Distribution</text:p>
      <text:p text:style-name="P1">Halbwertszeit</text:p>
      <text:p text:style-name="P1">Hilfsstoff</text:p>
      <text:p text:style-name="P1">Hilfsstoffe</text:p>
      <text:p text:style-name="P1">Infusion</text:p>
      <text:p text:style-name="P1">Infusionslösung</text:p>
      <text:p text:style-name="P1">Inhaltsstoffe</text:p>
      <text:p text:style-name="P1">Injektionslösung</text:p>
      <text:p text:style-name="P1">Inkompatibilitäten</text:p>
      <text:p text:style-name="P1">Laktose</text:p>
      <text:p text:style-name="P1">Lösung</text:p>
      <text:p text:style-name="P1">Lösungen</text:p>
      <text:p text:style-name="P1">Muttermilch</text:p>
      <text:p text:style-name="P1">Pharmakokinetik</text:p>
      <text:p text:style-name="P1">Pharmakokinetische</text:p>
      <text:p text:style-name="P1">Plasmahalbwertszeit</text:p>
      <text:p text:style-name="P1">Plasmaproteinbindung</text:p>
      <text:p text:style-name="P1">Plasmaspiegel</text:p>
      <text:p text:style-name="P1">Plazentaschranke</text:p>
      <text:p text:style-name="P1">Proteinbindung</text:p>
      <text:p text:style-name="P1">Resorption</text:p>
      <text:p text:style-name="P1">Schwangerschaft</text:p>
      <text:p text:style-name="P2">Stillen</text:p>
      <text:p text:style-name="P2">Stillzeit</text:p>
      <text:p text:style-name="P2">Verteilungsvolumen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1pt" fo:language="de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1pt" fo:language="de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20:56:39.344278000</meta:creation-date>
    <dc:date>2017-02-11T21:09:25.577334000</dc:date>
    <meta:editing-duration>PT2M36S</meta:editing-duration>
    <meta:editing-cycles>1</meta:editing-cycles>
    <meta:document-statistic meta:table-count="0" meta:image-count="0" meta:object-count="0" meta:page-count="1" meta:paragraph-count="29" meta:word-count="37" meta:character-count="412" meta:non-whitespace-character-count="404"/>
    <meta:generator>LibreOffice/5.2.5.1$MacOSX_X86_64 LibreOffice_project/0312e1a284a7d50ca85a365c316c7abbf20a4d22</meta:generator>
  </office:meta>
</office:document-meta>
</file>